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sToSpaces.getTab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sToSpaces.re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absToSpaces.TabsTo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sToSpaces.TabsToSpaces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sToSpaces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sToSpaces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bsToSpaces.setTablength( final int tab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